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FB455057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draw:marker-start-width="0.406cm" draw:marker-end-width="0.102cm" draw:stroke-linejoin="miter" draw:fill="none" draw:fill-color="#bbe0e3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2" style:family="graphic" style:parent-style-name="standard">
      <style:graphic-properties draw:stroke="solid" svg:stroke-width="0.076cm" svg:stroke-color="#ffffff" draw:marker-start-width="0.406cm" draw:marker-end-width="0.102cm" draw:stroke-linejoin="miter" draw:fill="solid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3" style:family="graphic" style:parent-style-name="standard">
      <style:graphic-properties draw:stroke="solid" svg:stroke-width="0.076cm" svg:stroke-color="#000000" draw:marker-start-width="0.406cm" draw:marker-end-width="0.102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4" style:family="graphic" style:parent-style-name="standard">
      <style:graphic-properties draw:stroke="solid" svg:stroke-width="0.076cm" svg:stroke-color="#000000" draw:marker-start-width="0.406cm" draw:marker-end-width="0.102cm" draw:stroke-linejoin="miter" draw:fill="solid" draw:fill-color="#bbe0e3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5" style:family="graphic" style:parent-style-name="standard">
      <style:graphic-properties draw:stroke="solid" svg:stroke-width="0.076cm" svg:stroke-color="#000000" draw:marker-start="" draw:marker-start-width="0.406cm" draw:marker-end="Arrow_20_concave" draw:marker-end-width="0.406cm" draw:marker-end-center="false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6" style:family="graphic" style:parent-style-name="standard">
      <style:graphic-properties draw:stroke="none" svg:stroke-width="0.076cm" draw:marker-start-width="0.406cm" draw:marker-end-width="0.102cm" draw:fill="none" draw:fill-color="#bbe0e3" draw:textarea-horizontal-align="justify" draw:textarea-vertical-align="top" draw:auto-grow-height="true" fo:min-height="0.508cm" fo:min-width="2.296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width="0.076cm" draw:marker-start-width="0.406cm" draw:marker-end-width="0.102cm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solid" svg:stroke-width="0.076cm" svg:stroke-color="#808080" draw:marker-start-width="0.406cm" draw:marker-end-width="0.102cm" draw:stroke-linejoin="miter" draw:fill="solid" draw:fill-color="#808080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9" style:family="graphic" style:parent-style-name="standard">
      <style:graphic-properties draw:stroke="none" svg:stroke-width="0.076cm" draw:marker-start-width="0.406cm" draw:marker-end-width="0.102cm" draw:fill="none" draw:fill-color="#bbe0e3" draw:textarea-horizontal-align="justify" draw:textarea-vertical-align="top" draw:auto-grow-height="true" fo:min-height="0.508cm" fo:min-width="2.508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76cm" svg:stroke-color="#000000" draw:marker-start-width="0.406cm" draw:marker-end-width="0.102cm" draw:stroke-linejoin="round" draw:fill="none" draw:fill-color="#bbe0e3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11" style:family="graphic" style:parent-style-name="standard">
      <style:graphic-properties draw:stroke="none" svg:stroke-width="0.076cm" draw:marker-start-width="0.406cm" draw:marker-end-width="0.102cm" draw:fill="none" draw:fill-color="#bbe0e3" draw:textarea-horizontal-align="justify" draw:textarea-vertical-align="top" draw:auto-grow-height="true" fo:min-height="0.508cm" fo:min-width="1.022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svg:stroke-width="0.076cm" draw:marker-start-width="0.406cm" draw:marker-end-width="0.102cm" draw:fill="none" draw:fill-color="#bbe0e3" draw:textarea-horizontal-align="justify" draw:textarea-vertical-align="top" draw:auto-grow-height="true" fo:min-height="0.508cm" fo:min-width="2.034cm" fo:padding-top="0.13cm" fo:padding-bottom="0.13cm" fo:padding-left="0.25cm" fo:padding-right="0.25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657cm" svg:height="4.233cm" svg:x="1.448cm" svg:y="4.2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847cm" svg:height="0.847cm" svg:x="3.353cm" svg:y="3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46cm" svg:height="0.846cm" svg:x="5.078cm" svg:y="4.20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353cm" svg:y1="3.374cm" svg:x2="3.353cm" svg:y2="4.22cm">
          <text:p/>
        </draw:line>
        <draw:line draw:style-name="gr3" draw:text-style-name="P2" draw:layer="layout" svg:x1="4.2cm" svg:y1="3.374cm" svg:x2="4.2cm" svg:y2="4.22cm">
          <text:p/>
        </draw:line>
        <draw:line draw:style-name="gr3" draw:text-style-name="P2" draw:layer="layout" svg:x1="5.047cm" svg:y1="3.718cm" svg:x2="5.047cm" svg:y2="4.564cm">
          <text:p/>
        </draw:line>
        <draw:line draw:style-name="gr3" draw:text-style-name="P2" draw:layer="layout" svg:x1="5.638cm" svg:y1="3.691cm" svg:x2="5.651cm" svg:y2="5.049cm">
          <text:p/>
        </draw:line>
        <draw:custom-shape draw:style-name="gr4" draw:text-style-name="P1" draw:layer="layout" svg:width="0.847cm" svg:height="0.212cm" svg:x="3.349cm" svg:y="3.2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2" draw:layer="layout" svg:x1="3.777cm" svg:y1="3.143cm" svg:x2="3.777cm" svg:y2="1.45cm">
          <text:p/>
        </draw:line>
        <draw:custom-shape draw:style-name="gr6" draw:text-style-name="P4" draw:layer="layout" svg:width="2.796cm" svg:height="0.768cm" svg:x="2.467cm" svg:y="0.715cm">
          <text:p text:style-name="P3"><text:span text:style-name="T1">Vacuum line</text:span></text:p>
          <draw:enhanced-geometry svg:viewBox="0 0 21600 21600" draw:type="mso-spt202" draw:enhanced-path="M 0 0 L 21600 0 21600 21600 0 21600 0 0 Z N"/>
        </draw:custom-shape>
        <draw:line draw:style-name="gr3" draw:text-style-name="P2" draw:layer="layout" svg:x1="5.042cm" svg:y1="3.691cm" svg:x2="5.682cm" svg:y2="3.691cm">
          <text:p/>
        </draw:line>
        <draw:g>
          <draw:frame draw:style-name="gr7" draw:text-style-name="P2" draw:layer="layout" svg:width="0.212cm" svg:height="4.811cm" svg:x="5.258cm" svg:y="1.104cm">
            <draw:image xlink:href="Pictures/100002000000000B000000FB455057DD.png" xlink:type="simple" xlink:show="embed" xlink:actuate="onLoad">
              <text:p/>
            </draw:image>
          </draw:frame>
          <draw:custom-shape draw:style-name="gr8" draw:text-style-name="P1" draw:layer="layout" svg:width="0.211cm" svg:height="0.635cm" svg:x="5.241cm" svg:y="5.919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4" draw:layer="layout" svg:width="3.008cm" svg:height="0.768cm" svg:x="5.703cm" svg:y="1.874cm">
          <text:p text:style-name="P3"><text:span text:style-name="T1">Thermome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657cm" svg:height="0.207cm" svg:x="1.448cm" svg:y="6.112cm">
          <text:p/>
          <draw:enhanced-geometry svg:viewBox="0 0 672 48" draw:type="non-primitive" draw:enhanced-path="M 0 48 C 16 24 32 0 48 0 64 0 80 48 96 48 112 48 128 0 144 0 160 0 176 48 192 48 208 48 224 0 240 0 256 0 272 48 288 48 304 48 320 0 336 0 352 0 368 48 384 48 400 48 416 0 432 0 448 0 464 48 480 48 496 48 512 0 528 0 544 0 560 48 576 48 592 48 608 0 624 0 640 0 664 40 672 48 N"/>
        </draw:custom-shape>
        <draw:custom-shape draw:style-name="gr11" draw:text-style-name="P4" draw:layer="layout" svg:width="1.522cm" svg:height="0.768cm" svg:x="2.943cm" svg:y="6.725cm">
          <text:p text:style-name="P3"><text:span text:style-name="T1">wa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34cm" svg:height="0.768cm" svg:x="0.413cm" svg:y="3.691cm">
          <text:p text:style-name="P3"><text:span text:style-name="T1">Glass flas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ussi Eloranta</meta:initial-creator>
    <meta:creation-date>2007-04-02T20:09:09</meta:creation-date>
    <dc:date>2007-04-30T16:10:57</dc:date>
    <dc:language>en-US</dc:language>
    <meta:editing-cycles>4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